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Segoe UI" svg:font-family="'Segoe UI', 'Lucida Sans', sans-serif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40a73" officeooo:paragraph-rsid="0011c144"/>
    </style:style>
    <style:style style:name="P7" style:family="paragraph" style:parent-style-name="Standard">
      <style:text-properties officeooo:rsid="0015794d" officeooo:paragraph-rsid="0015794d"/>
    </style:style>
    <style:style style:name="P8" style:family="paragraph" style:parent-style-name="Standard">
      <style:text-properties officeooo:rsid="00162eea" officeooo:paragraph-rsid="00162eea"/>
    </style:style>
    <style:style style:name="P9" style:family="paragraph" style:parent-style-name="Standard">
      <style:text-properties officeooo:rsid="001786fc" officeooo:paragraph-rsid="001786fc"/>
    </style:style>
    <style:style style:name="P10" style:family="paragraph" style:parent-style-name="Standard">
      <style:text-properties officeooo:rsid="001b1968" officeooo:paragraph-rsid="001b1968"/>
    </style:style>
    <style:style style:name="P11" style:family="paragraph" style:parent-style-name="Standard">
      <style:text-properties officeooo:rsid="001db38c" officeooo:paragraph-rsid="001db38c"/>
    </style:style>
    <style:style style:name="P12" style:family="paragraph" style:parent-style-name="Standard">
      <style:text-properties officeooo:rsid="001f926f" officeooo:paragraph-rsid="001f926f"/>
    </style:style>
    <style:style style:name="P13" style:family="paragraph" style:parent-style-name="Standard">
      <style:text-properties officeooo:rsid="001f926f" officeooo:paragraph-rsid="0020f307"/>
    </style:style>
    <style:style style:name="P14" style:family="paragraph" style:parent-style-name="Standard">
      <style:text-properties officeooo:rsid="0020f307" officeooo:paragraph-rsid="0020f307"/>
    </style:style>
    <style:style style:name="P15" style:family="paragraph" style:parent-style-name="Standard">
      <style:text-properties officeooo:rsid="002d78f2" officeooo:paragraph-rsid="002d78f2"/>
    </style:style>
    <style:style style:name="P16" style:family="paragraph" style:parent-style-name="Standard">
      <style:text-properties officeooo:rsid="0010da97" officeooo:paragraph-rsid="0010da97"/>
    </style:style>
    <style:style style:name="P17" style:family="paragraph" style:parent-style-name="Standard">
      <style:text-properties officeooo:paragraph-rsid="0010da97"/>
    </style:style>
    <style:style style:name="P18" style:family="paragraph" style:parent-style-name="Standard">
      <style:text-properties officeooo:paragraph-rsid="002d78f2"/>
    </style:style>
    <style:style style:name="P19" style:family="paragraph" style:parent-style-name="Standard">
      <style:text-properties officeooo:rsid="002f0232" officeooo:paragraph-rsid="002f0232"/>
    </style:style>
    <style:style style:name="P20" style:family="paragraph" style:parent-style-name="Standard">
      <style:text-properties officeooo:paragraph-rsid="002f0232"/>
    </style:style>
    <style:style style:name="P21" style:family="paragraph" style:parent-style-name="Standard">
      <style:text-properties officeooo:rsid="0011c144" officeooo:paragraph-rsid="0011c144"/>
    </style:style>
    <style:style style:name="P22" style:family="paragraph" style:parent-style-name="Standard">
      <style:text-properties officeooo:rsid="00140a73" officeooo:paragraph-rsid="00140a73"/>
    </style:style>
    <style:style style:name="P23" style:family="paragraph" style:parent-style-name="Standard">
      <style:text-properties officeooo:rsid="00308fe3" officeooo:paragraph-rsid="00308fe3"/>
    </style:style>
    <style:style style:name="P24" style:family="paragraph" style:parent-style-name="Standard">
      <style:text-properties officeooo:paragraph-rsid="00308fe3"/>
    </style:style>
    <style:style style:name="P25" style:family="paragraph" style:parent-style-name="Standard">
      <style:text-properties officeooo:rsid="0015794d" officeooo:paragraph-rsid="0015794d"/>
    </style:style>
    <style:style style:name="P26" style:family="paragraph" style:parent-style-name="Standard">
      <style:text-properties officeooo:rsid="0031a6ef" officeooo:paragraph-rsid="0031a6ef"/>
    </style:style>
    <style:style style:name="P27" style:family="paragraph" style:parent-style-name="Standard">
      <style:text-properties officeooo:rsid="00162eea" officeooo:paragraph-rsid="00162eea"/>
    </style:style>
    <style:style style:name="P28" style:family="paragraph" style:parent-style-name="Standard">
      <style:text-properties officeooo:rsid="0032141e" officeooo:paragraph-rsid="0032141e"/>
    </style:style>
    <style:style style:name="P29" style:family="paragraph" style:parent-style-name="Standard">
      <style:text-properties officeooo:paragraph-rsid="0032141e"/>
    </style:style>
    <style:style style:name="P30" style:family="paragraph" style:parent-style-name="Standard">
      <style:text-properties officeooo:rsid="0035f4f0" officeooo:paragraph-rsid="0035f4f0"/>
    </style:style>
    <style:style style:name="P31" style:family="paragraph" style:parent-style-name="Standard">
      <style:text-properties officeooo:rsid="00386ba0" officeooo:paragraph-rsid="00386ba0"/>
    </style:style>
    <style:style style:name="P32" style:family="paragraph" style:parent-style-name="Standard">
      <style:text-properties officeooo:paragraph-rsid="00386ba0"/>
    </style:style>
    <style:style style:name="P33" style:family="paragraph" style:parent-style-name="Standard">
      <style:text-properties officeooo:rsid="00394ef4" officeooo:paragraph-rsid="00394ef4"/>
    </style:style>
    <style:style style:name="P34" style:family="paragraph" style:parent-style-name="Standard">
      <style:text-properties officeooo:paragraph-rsid="00394ef4"/>
    </style:style>
    <style:style style:name="P35" style:family="paragraph" style:parent-style-name="Standard">
      <style:text-properties officeooo:rsid="001786fc" officeooo:paragraph-rsid="001786fc"/>
    </style:style>
    <style:style style:name="P36" style:family="paragraph" style:parent-style-name="Standard">
      <style:text-properties officeooo:rsid="001db38c" officeooo:paragraph-rsid="001db38c"/>
    </style:style>
    <style:style style:name="P37" style:family="paragraph" style:parent-style-name="Standard">
      <style:text-properties officeooo:rsid="001f926f" officeooo:paragraph-rsid="001f926f"/>
    </style:style>
    <style:style style:name="P38" style:family="paragraph" style:parent-style-name="Standard">
      <style:text-properties officeooo:rsid="001f926f" officeooo:paragraph-rsid="0020f307"/>
    </style:style>
    <style:style style:name="P39" style:family="paragraph" style:parent-style-name="Standard">
      <style:text-properties officeooo:rsid="00399552" officeooo:paragraph-rsid="00399552"/>
    </style:style>
    <style:style style:name="P40" style:family="paragraph" style:parent-style-name="Standard">
      <style:text-properties officeooo:paragraph-rsid="00399552"/>
    </style:style>
    <style:style style:name="P41" style:family="paragraph" style:parent-style-name="Standard">
      <style:text-properties officeooo:rsid="0020f307" officeooo:paragraph-rsid="0020f307"/>
    </style:style>
    <style:style style:name="P42" style:family="paragraph" style:parent-style-name="Standard">
      <style:text-properties officeooo:rsid="003b2999" officeooo:paragraph-rsid="003b2999"/>
    </style:style>
    <style:style style:name="P43" style:family="paragraph" style:parent-style-name="Standard">
      <style:text-properties officeooo:rsid="001b1968" officeooo:paragraph-rsid="001b1968"/>
    </style:style>
    <style:style style:name="P44" style:family="paragraph" style:parent-style-name="Standard">
      <style:text-properties officeooo:paragraph-rsid="0040f54e"/>
    </style:style>
    <style:style style:name="P45" style:family="paragraph" style:parent-style-name="Standard">
      <style:text-properties officeooo:paragraph-rsid="00437192"/>
    </style:style>
    <style:style style:name="P46" style:family="paragraph" style:parent-style-name="Standard">
      <style:text-properties officeooo:paragraph-rsid="0045a70f"/>
    </style:style>
    <style:style style:name="P47" style:family="paragraph" style:parent-style-name="Standard">
      <style:text-properties officeooo:rsid="0045a70f" officeooo:paragraph-rsid="0045a70f"/>
    </style:style>
    <style:style style:name="P48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d78f2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 officeooo:rsid="0032141e"/>
    </style:style>
    <style:style style:name="T12" style:family="text">
      <style:text-properties fo:font-variant="normal" fo:text-transform="none" fo:color="#000000" style:font-name="Segoe UI" fo:font-size="8.25pt" fo:letter-spacing="normal" fo:font-style="normal" fo:font-weight="normal"/>
    </style:style>
    <style:style style:name="T13" style:family="text">
      <style:text-properties fo:font-variant="normal" fo:text-transform="none" fo:color="#000000" style:font-name="Liberation Serif" fo:font-size="8.25pt" fo:letter-spacing="normal" fo:font-style="normal" fo:font-weight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17" style:family="text">
      <style:text-properties fo:font-variant="normal" fo:text-transform="none" fo:color="#006400" style:font-name="monospace" fo:font-size="10.5pt" fo:letter-spacing="normal" fo:font-style="normal" fo:font-weight="normal"/>
    </style:style>
    <style:style style:name="T18" style:family="text">
      <style:text-properties officeooo:rsid="0010da97"/>
    </style:style>
    <style:style style:name="T19" style:family="text">
      <style:text-properties officeooo:rsid="002f0232"/>
    </style:style>
    <style:style style:name="T20" style:family="text">
      <style:text-properties officeooo:rsid="00308fe3"/>
    </style:style>
    <style:style style:name="T21" style:family="text">
      <style:text-properties officeooo:rsid="0032141e"/>
    </style:style>
    <style:style style:name="T22" style:family="text">
      <style:text-properties officeooo:rsid="00386ba0"/>
    </style:style>
    <style:style style:name="T23" style:family="text">
      <style:text-properties officeooo:rsid="00394ef4"/>
    </style:style>
    <style:style style:name="T24" style:family="text">
      <style:text-properties fo:color="#000000" style:font-name="Arial" fo:font-size="12pt"/>
    </style:style>
    <style:style style:name="T25" style:family="text">
      <style:text-properties fo:color="#000000" style:font-name="Arial" fo:font-size="12pt" officeooo:rsid="0045a70f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officeooo:rsid="00399552"/>
    </style:style>
    <style:style style:name="T29" style:family="text">
      <style:text-properties officeooo:rsid="003bd47e"/>
    </style:style>
    <style:style style:name="T30" style:family="text">
      <style:text-properties style:font-name="Arial" fo:font-size="12pt"/>
    </style:style>
    <style:style style:name="T31" style:family="text">
      <style:text-properties style:font-name="Arial" fo:font-size="12pt" style:font-name-asian="Arial" style:font-size-asian="12pt"/>
    </style:style>
    <style:style style:name="T32" style:family="text">
      <style:text-properties officeooo:rsid="0040f54e"/>
    </style:style>
    <style:style style:name="T33" style:family="text">
      <style:text-properties officeooo:rsid="00437192"/>
    </style:style>
    <style:style style:name="T34" style:family="text">
      <style:text-properties officeooo:rsid="0045a7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"/>
      <text:p text:style-name="P1">2. <text:span text:style-name="T7">print </text:span><text:s/>map(int,[‘a’,’b’],[12,13])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5">A)</text:p>
      <text:p text:style-name="P15"/>
      <text:p text:style-name="P1">4. l=[1,2,3,4]</text:p>
      <text:p text:style-name="P17"><text:span text:style-name="T18"><text:s text:c="4"/>print <text:s/>l*3<text:line-break/>A)</text:span><text:span text:style-name="T10">[1, 2, 3, 4, 1, 2, 3, 4, 1, 2, 3, 4]</text:span></text:p>
      <text:p text:style-name="P1"/>
      <text:p text:style-name="P1"/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8"><text:span text:style-name="T9">A) </text:span><text:span text:style-name="T10">[[], [], []]</text:span></text:p>
      <text:p text:style-name="P15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8"><text:span text:style-name="T9">A)</text:span>[10, [ ] ,[ ] ]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19">A)<text:span text:style-name="T34">none</text:span></text:p>
      <text:p text:style-name="P19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20"><text:span text:style-name="T19">A) </text:span><text:span text:style-name="T10">[1, 2, 3, 4, 30]</text:span></text:p>
      <text:p text:style-name="P19"/>
      <text:p text:style-name="P3">9. l3 = (1,2,3,4)</text:p>
      <text:p text:style-name="P3"><text:s text:c="4"/>l3[0]=10</text:p>
      <text:p text:style-name="P20"><text:span text:style-name="T19">A) </text:span><text:span text:style-name="T17">'tuple' object does not support item assignment</text:span></text:p>
      <text:p text:style-name="P19"/>
      <text:p text:style-name="P3"/>
      <text:p text:style-name="P3">10. s=”python”</text:p>
      <text:p text:style-name="P3"><text:s text:c="6"/>WAP to remove “o” from s <text:s/></text:p>
      <text:p text:style-name="P46"><text:span text:style-name="T19">A) <text:s/></text:span><text:span text:style-name="T25">s="python"</text:span></text:p>
      <text:p text:style-name="P47"><text:span text:style-name="T24"><text:s text:c="6"/>l=list(s)</text:span></text:p>
      <text:p text:style-name="P47"><text:span text:style-name="T24"><text:s text:c="6"/>l.remove('o')</text:span></text:p>
      <text:p text:style-name="P47"><text:span text:style-name="T24"><text:s text:c="6"/>s1="".join(l)</text:span></text:p>
      <text:p text:style-name="P47"><text:span text:style-name="T24"><text:s text:c="7"/>print s1 </text:span></text:p>
      <text:p text:style-name="P20"><text:span text:style-name="T30"/></text:p>
      <text:p text:style-name="P20"><text:span text:style-name="T30"/></text:p>
      <text:p text:style-name="P19"/>
      <text:p text:style-name="P19"><text:soft-page-break/></text:p>
      <text:p text:style-name="P3">11. l=[1,2,[3,4,5,6],[[100,2003,400],500],600]</text:p>
      <text:p text:style-name="P3"><text:s text:c="3"/>a. <text:s text:c="4"/>print len(l) <text:span text:style-name="T20">A) 5</text:span></text:p>
      <text:p text:style-name="P3"><text:s text:c="3"/>b. <text:s text:c="3"/>Get 500 from the above list</text:p>
      <text:p text:style-name="P3">c. <text:s text:c="3"/><text:span text:style-name="T3">Does it executes l[0:2]=20 A) No</text:span></text:p>
      <text:p text:style-name="P6">d. remove more than one element from list</text:p>
      <text:p text:style-name="P3"/>
      <text:p text:style-name="P5">12. L = [1,2,3,4]</text:p>
      <text:p text:style-name="P5"><text:s text:c="6"/>take a copy of list which is not mutually change.</text:p>
      <text:p text:style-name="P19">A) L1 = L<text:span text:style-name="T20">[ <text:s/>: ]</text:span></text:p>
      <text:p text:style-name="P5"/>
      <text:p text:style-name="P5">13. print int(12.34) ? <text:span text:style-name="T20">A)Invalid syntax</text:span></text:p>
      <text:p text:style-name="P5"/>
      <text:p text:style-name="P5">14. print int(“12.34”)? <text:span text:style-name="T20">A) 12</text:span></text:p>
      <text:p text:style-name="P5"/>
      <text:p text:style-name="P5">15. write a function to do (a+b)**3 using a formula</text:p>
      <text:p text:style-name="P5"/>
      <text:p text:style-name="P5">16. a=1j</text:p>
      <text:p text:style-name="P5"><text:s text:c="6"/>print a, type(a)? <text:span text:style-name="T20">A)1j ,complex</text:span></text:p>
      <text:p text:style-name="P5"/>
      <text:p text:style-name="P5">17. a=[i+10 for I in rage(10,20,2)]</text:p>
      <text:p text:style-name="P24"><text:span text:style-name="T20">A) </text:span><text:span text:style-name="T10">[20, 22, 24, 26, 28]</text:span></text:p>
      <text:p text:style-name="P23"/>
      <text:p text:style-name="P5">18. a=[i+20 for I in range(10,2,2)]</text:p>
      <text:p text:style-name="P23">A)[ ]</text:p>
      <text:p text:style-name="P5"/>
      <text:p text:style-name="P5">19. what are the different ways to form a generator?</text:p>
      <text:p text:style-name="P44"><text:span text:style-name="T32">A) </text:span><text:span text:style-name="T14">Generators functions allow you to declare a function that behaves like an iterator, i.e. it can be used in a for loop.</text:span><text:span text:style-name="T27"> </text:span></text:p>
      <text:p text:style-name="P5"/>
      <text:p text:style-name="P5"/>
      <text:p text:style-name="P7">20. why dict.iteritems() are fast than dict.items()?</text:p>
      <text:p text:style-name="P7"/>
      <text:p text:style-name="P45"><text:span text:style-name="T33">A) </text:span><text:span text:style-name="T14">dict.items(): Return a copy of the dictionary’s list of (key, value) pairs.</text:span><text:span text:style-name="T27"><text:line-break/><text:line-break/></text:span><text:span text:style-name="T14">dict.iteritems(): Return an iterator over the dictionary’s (key, value) pairs.</text:span><text:span text:style-name="T27"> </text:span></text:p>
      <text:p text:style-name="P7"/>
      <text:p text:style-name="P7">21. print bool(“0”)</text:p>
      <text:p text:style-name="P26">A)True</text:p>
      <text:p text:style-name="P7"/>
      <text:p text:style-name="P7">22. b= 10 if -10 else 0</text:p>
      <text:p text:style-name="P7"><text:s text:c="6"/>print b</text:p>
      <text:p text:style-name="P26">A) 10</text:p>
      <text:p text:style-name="P7"/>
      <text:p text:style-name="P7">23. print bool(-10)</text:p>
      <text:p text:style-name="P26">A) True</text:p>
      <text:p text:style-name="P7"/>
      <text:p text:style-name="P7">24. for j in range(10):</text:p>
      <text:p text:style-name="P7"><text:s text:c="11"/>print j</text:p>
      <text:p text:style-name="P7"><text:soft-page-break/><text:s text:c="11"/>break</text:p>
      <text:p text:style-name="P7"><text:s text:c="5"/>print j</text:p>
      <text:p text:style-name="P7"><text:s text:c="4"/>what is the output for above code?</text:p>
      <text:p text:style-name="P26">A)0</text:p>
      <text:p text:style-name="P26"><text:s text:c="4"/>0</text:p>
      <text:p text:style-name="P7"/>
      <text:p text:style-name="P7">25. for j in range(10):</text:p>
      <text:p text:style-name="P7"><text:s text:c="11"/>if j&lt;5:</text:p>
      <text:p text:style-name="P7"><text:s text:c="15"/>continue</text:p>
      <text:p text:style-name="P7"><text:s text:c="11"/>else:</text:p>
      <text:p text:style-name="P7"><text:s text:c="18"/>break</text:p>
      <text:p text:style-name="P7"><text:s text:c="5"/>print j</text:p>
      <text:p text:style-name="P7"/>
      <text:p text:style-name="P7"><text:s text:c="4"/>what is the output for above code?</text:p>
      <text:p text:style-name="P26">A) 5</text:p>
      <text:p text:style-name="P7"/>
      <text:p text:style-name="P8">26. i=0</text:p>
      <text:p text:style-name="P8"><text:s text:c="6"/>while i&lt;10:</text:p>
      <text:p text:style-name="P8"><text:s text:c="11"/>print I</text:p>
      <text:p text:style-name="P8"/>
      <text:p text:style-name="P8">How many times above loop iterates?</text:p>
      <text:p text:style-name="P26">A) infinite loop</text:p>
      <text:p text:style-name="P8"/>
      <text:p text:style-name="P8">27. print “12” &gt; “2”</text:p>
      <text:p text:style-name="P26">A) False</text:p>
      <text:p text:style-name="P8"/>
      <text:p text:style-name="P8">28. l1=[1,2,3,4]</text:p>
      <text:p text:style-name="P8"><text:s text:c="6"/>l2=[1,2,3,4]</text:p>
      <text:p text:style-name="P8"><text:s text:c="6"/>l3=l1</text:p>
      <text:p text:style-name="P8"><text:s text:c="5"/>print l1 is l3</text:p>
      <text:p text:style-name="P8"><text:s text:c="5"/>print l1 == l3</text:p>
      <text:p text:style-name="P8"><text:s text:c="5"/>print l1 is l2</text:p>
      <text:p text:style-name="P8"><text:s text:c="5"/>print l1 == l2</text:p>
      <text:p text:style-name="P29"><text:span text:style-name="T21">A) </text:span><text:span text:style-name="T11">True</text:span></text:p>
      <text:p text:style-name="P29"><text:span text:style-name="T11"><text:s text:c="3"/>true</text:span></text:p>
      <text:p text:style-name="P29"><text:span text:style-name="T11"><text:s text:c="3"/>false</text:span></text:p>
      <text:p text:style-name="P29"><text:span text:style-name="T11"><text:s text:c="3"/>true</text:span></text:p>
      <text:p text:style-name="P28"/>
      <text:p text:style-name="P8">29. <text:s/>write an example for tuple, list, dictionary comprehensions.</text:p>
      <text:p text:style-name="P8"/>
      <text:p text:style-name="P8">30. print “12” &gt; 30</text:p>
      <text:p text:style-name="P8"><text:s/><text:span text:style-name="T21">A) True</text:span></text:p>
      <text:p text:style-name="P8"/>
      <text:p text:style-name="P8"/>
      <text:p text:style-name="P8">31. l=[‘2’,’13’,’1000’]</text:p>
      <text:p text:style-name="P8"><text:s text:c="5"/>l.sort()</text:p>
      <text:p text:style-name="P8"><text:s text:c="4"/>print l</text:p>
      <text:p text:style-name="P29"><text:span text:style-name="T21">A) <text:s/></text:span><text:span text:style-name="T10">['1000', '13', '2']</text:span></text:p>
      <text:p text:style-name="P28"/>
      <text:p text:style-name="P8"><text:soft-page-break/></text:p>
      <text:p text:style-name="P8">32. l1=[1,2,3,4]</text:p>
      <text:p text:style-name="P8"><text:s text:c="6"/>l2=l1.append(10)</text:p>
      <text:p text:style-name="P8"><text:s text:c="6"/>print l2</text:p>
      <text:p text:style-name="P28">A) None</text:p>
      <text:p text:style-name="P28"/>
      <text:p text:style-name="P8">33. l1.extend(10) take l1 from the 32<text:span text:style-name="T1">nd</text:span> question</text:p>
      <text:p text:style-name="P30">A)<text:span text:style-name="T22">Error</text:span></text:p>
      <text:p text:style-name="P8"/>
      <text:p text:style-name="P8">34. if 10&lt;20:</text:p>
      <text:p text:style-name="P8"><text:s text:c="10"/>print “10&lt;20 is true”</text:p>
      <text:p text:style-name="P8"><text:s text:c="6"/>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>output?</text:p>
      <text:p text:style-name="P32"><text:span text:style-name="T22">A) </text:span><text:span text:style-name="T10">10&lt;20 is true</text:span></text:p>
      <text:p text:style-name="P48"><text:s text:c="2"/>10&gt;20 is false</text:p>
      <text:p text:style-name="P31"/>
      <text:p text:style-name="P8"/>
      <text:p text:style-name="P8">35. if 10&lt;20:</text:p>
      <text:p text:style-name="P8"><text:s text:c="10"/>print “10&lt;20 is true”</text:p>
      <text:p text:style-name="P8"><text:s text:c="6"/>elif 10&gt;20:<text:span text:style-name="T22">(if we miss : answer is invalid)</text:span>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/>
      <text:p text:style-name="P8">output?</text:p>
      <text:p text:style-name="P8"/>
      <text:p text:style-name="P34"><text:span text:style-name="T23">A) </text:span><text:span text:style-name="T10">10&lt;20 is true</text:span></text:p>
      <text:p text:style-name="P33"/>
      <text:p text:style-name="P8"/>
      <text:p text:style-name="P9">36. i=0</text:p>
      <text:p text:style-name="P9"><text:s text:c="6"/>while i&lt;10:</text:p>
      <text:p text:style-name="P9"><text:s text:c="10"/>I = i+1</text:p>
      <text:p text:style-name="P9"><text:s text:c="10"/>if i&gt;3:</text:p>
      <text:p text:style-name="P9"><text:s text:c="14"/>break</text:p>
      <text:p text:style-name="P9"><text:s text:c="5"/>print I</text:p>
      <text:p text:style-name="P33">A) 4</text:p>
      <text:p text:style-name="P9"/>
      <text:p text:style-name="P9">37. what is the difference between return and yield?</text:p>
      <text:p text:style-name="P34"><text:span text:style-name="T23">A)</text:span><text:span text:style-name="T14">A function that yields a value can be resumed and it remembers its value when called next time. But a function that use return can't be resumed.</text:span><text:span text:style-name="T27"> </text:span></text:p>
      <text:p text:style-name="P9"/>
      <text:p text:style-name="P10">38. WAP Take a string from the user and remove “aeiou” <text:span text:style-name="T4">letters from that string.</text:span></text:p>
      <text:p text:style-name="P42">A)</text:p>
      <text:p text:style-name="P10"/>
      <text:p text:style-name="P11">39. print “pYThon ProgrAm”.title()</text:p>
      <text:p text:style-name="P33">A) Python Program</text:p>
      <text:p text:style-name="P11"><text:soft-page-break/></text:p>
      <text:p text:style-name="P11">40. print “pYThon ProgrAm”.capitalize()</text:p>
      <text:p text:style-name="P33">A) Python program</text:p>
      <text:p text:style-name="P33"/>
      <text:p text:style-name="P12">41. d={1:10,1:100}</text:p>
      <text:p text:style-name="P12"><text:s text:c="6"/>print d.get(1) </text:p>
      <text:p text:style-name="P12"><text:s text:c="6"/>print d.get(10<text:span text:style-name="T28">)</text:span></text:p>
      <text:p text:style-name="P40"><text:span text:style-name="T28">A) </text:span><text:span text:style-name="T10">100</text:span></text:p>
      <text:p text:style-name="P48"><text:s text:c="2"/>None</text:p>
      <text:p text:style-name="P39"/>
      <text:p text:style-name="P12">42. Write about python memory organization with examples</text:p>
      <text:p text:style-name="P12"/>
      <text:p text:style-name="P12">43. What are mutable and immutable objects, give an examples</text:p>
      <text:p text:style-name="P40"><text:span text:style-name="T28">A) Immutable objects :</text:span></text:p>
      <text:p text:style-name="P42"><text:s text:c="6"/>String ,Tuple , numeric types.</text:p>
      <text:p text:style-name="P42">Mutable:</text:p>
      <text:p text:style-name="P42">List, Dictionary,set</text:p>
      <text:p text:style-name="P42"/>
      <text:p text:style-name="P12"/>
      <text:p text:style-name="P12">44. Difference between lists and tuple</text:p>
      <text:p text:style-name="P39">A) <text:span text:style-name="T14">List is mutable and tuples is immutable. The main difference between mutable and immutable is memory usage when you are trying to append an item. When you create a variable, some fixed memory is assigned to the variable. If it is a list, more memory is assigned than actually used.</text:span></text:p>
      <text:p text:style-name="P39"><text:span text:style-name="T14"/></text:p>
      <text:p text:style-name="P12">45. Difference between list and dictionary?</text:p>
      <text:p text:style-name="P40"><text:span text:style-name="T28">A)</text:span><text:span text:style-name="T14">List is a mutable type meaning that lists can be modified after they have been created. A tuple is similar to a list except it is immutable. ... Tuples have structure, lists have order. A dictionary is a key-value store.</text:span></text:p>
      <text:p text:style-name="P39"/>
      <text:p text:style-name="P12">46. What is lambda?</text:p>
      <text:p text:style-name="P40"><text:span text:style-name="T28">A) </text:span><text:span text:style-name="T14">The lambda operator or lambda function is a way to create small anonymous functions, i.e. functions without a name. These functions are throw-away functions, i.e. they are just needed where they have been created. Lambda functions are mainly used in combination with the functions filter(), map() and reduce().</text:span><text:span text:style-name="T27"> </text:span></text:p>
      <text:p text:style-name="P39"/>
      <text:p text:style-name="P12">47. d={‘name’:’n1’, ‘id’:2}</text:p>
      <text:p text:style-name="P12"><text:s text:c="5"/>print d.popitem()</text:p>
      <text:p text:style-name="P40"><text:span text:style-name="T28">A) </text:span><text:span text:style-name="T10">('name', 'n1')</text:span></text:p>
      <text:p text:style-name="P39"/>
      <text:p text:style-name="P13">48. d={‘name’:’n1’, ‘id’:2}</text:p>
      <text:p text:style-name="P13"><text:s/><text:span text:style-name="T6">print d.pop()</text:span></text:p>
      <text:p text:style-name="P39">A) Error</text:p>
      <text:p text:style-name="P13"/>
      <text:p text:style-name="P14">49. How to add sub dictionary to existing dictionary?</text:p>
      <text:p text:style-name="P14"/>
      <text:p text:style-name="P14">50. <text:span text:style-name="T5">d={‘name’:’n1’, ‘id’:2}</text:span></text:p>
      <text:p text:style-name="P14"><text:s text:c="6"/>d1 = d</text:p>
      <text:p text:style-name="P14"><text:s text:c="7"/>d[‘id’] = 3</text:p>
      <text:p text:style-name="P14"><text:s text:c="5"/>print d1</text:p>
      <text:p text:style-name="P40"><text:soft-page-break/><text:span text:style-name="T28">A) </text:span><text:span text:style-name="T10">{'name': 'n1', 'id': 3}</text:span></text:p>
      <text:p text:style-name="P39"/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Segoe UI" svg:font-family="'Segoe UI', 'Lucida Sans', sans-serif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19T19:05:59.062000000</dc:date>
    <meta:editing-duration>PT1H41M27S</meta:editing-duration>
    <meta:editing-cycles>20</meta:editing-cycles>
    <meta:generator>LibreOffice/5.1.3.2$Windows_x86 LibreOffice_project/644e4637d1d8544fd9f56425bd6cec110e49301b</meta:generator>
    <meta:document-statistic meta:table-count="0" meta:image-count="0" meta:object-count="0" meta:page-count="6" meta:paragraph-count="169" meta:word-count="794" meta:character-count="4790" meta:non-whitespace-character-count="3687"/>
  </office:meta>
</office:document-meta>
</file>